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BeanContext.ServletBea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BeanContext.beginContext( ServletContext context , ServletRequest req , ServletResponse re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BeanContext.popReques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BeanContext.useWrapp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BeanContext.peekReques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BeanContext.getServle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BeanContext.pushRequestContext( ServletContext context , ServletRequest req , ServletResponse re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BeanContext.getServletRespon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BeanContext.end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BeanContext.getServletRequ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BeanContext.getResource( String name , BeanContextChild bc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letBeanContext.getResourceAsStream( String name , BeanContextChild bc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BeanContext.getService( Class &lt; T &gt; serviceClass , Object selec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Context.RequestContext( ServletContext context , ServletRequest req , ServletResponse re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BeanContext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BeanContext.getRequestSta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BeanContext.setWrappers( boolean useWrapp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